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llegiateBorderFLF" svg:font-family="CollegiateBorderFL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90%"/>
      <style:text-properties style:font-name="CollegiateBorderFLF" fo:font-size="365pt" fo:letter-spacing="-0.0555in" fo:font-weight="normal" style:letter-kerning="false" fo:background-color="transparent" style:font-size-asian="365pt" style:font-size-complex="36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4</text:p>
      <text:p text:style-name="P1">5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llegiateBorderFLF" svg:font-family="CollegiateBorderFL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2T21:08:09</meta:creation-date>
    <meta:editing-duration>PT5M17S</meta:editing-duration>
    <meta:editing-cycles>2</meta:editing-cycles>
    <meta:generator>LibreOffice/3.5$Linux_X86_64 LibreOffice_project/350m1$Build-2</meta:generator>
    <meta:print-date>2013-03-02T21:24:21</meta:print-date>
    <dc:date>2013-03-02T21:28:32</dc:date>
    <meta:document-statistic meta:table-count="0" meta:image-count="0" meta:object-count="0" meta:page-count="1" meta:paragraph-count="2" meta:word-count="2" meta:character-count="4" meta:non-whitespace-character-count="4"/>
  </office:meta>
</office:document-meta>
</file>